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d02" officeooo:paragraph-rsid="000fd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make nylon, and spandex, can you mix nylon, spandex, carbon fiber, kevlar, and possibly hemp, flax, raimie, and sisal into the same cloth?</text:p>
      <text:p text:style-name="P1"/>
      <text:p text:style-name="P1">It will cut costs and increase strength and flex infinitely.</text:p>
      <text:p text:style-name="P1"/>
      <text:p text:style-name="P1">Foam. Can you make a foam that can be mixed at room temperature with synthetic rubber and variants and different rates (for different flex patterns) and make it uv cure?</text:p>
      <text:p text:style-name="P1"/>
      <text:p text:style-name="P1">Resins...i don’t know much about resins given, but can you make an epoxy and polyester resin where I can mix synthetic rubber to make it somehwat grippable by the feet while creating a strong, semi flexible acrylic glass? Maybe like make it somewhat with some HDPE (lego type material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24:14.948000000</meta:creation-date>
    <meta:generator>LibreOffice/6.0.3.2$Windows_X86_64 LibreOffice_project/8f48d515416608e3a835360314dac7e47fd0b821</meta:generator>
    <dc:date>2018-04-29T14:32:53.911000000</dc:date>
    <meta:editing-duration>PT8M39S</meta:editing-duration>
    <meta:editing-cycles>1</meta:editing-cycles>
    <meta:document-statistic meta:table-count="0" meta:image-count="0" meta:object-count="0" meta:page-count="1" meta:paragraph-count="4" meta:word-count="113" meta:character-count="656" meta:non-whitespace-character-count="547"/>
  </office:meta>
</office:document-meta>
</file>